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smoothrat4.test_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ug_for_smoothrat4.test_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ug_for_smoothrat4.test_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ug_for_smoothrat4.test_sh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ug_for_smoothrat4.test_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smoothrat4.test_by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